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480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/>
    </style:style>
    <style:style style:name="ce2" style:family="table-cell" style:parent-style-name="Excel_20_Built-in_20_Normal">
      <style:table-cell-properties fo:background-color="#00ff00"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01f1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000000"/>
    </style:style>
    <style:style style:name="ce5" style:family="table-cell" style:parent-style-name="Excel_20_Built-in_20_Normal">
      <style:table-cell-properties fo:background-color="#88bbd5" style:text-align-source="fix" style:repeat-content="false"/>
      <style:paragraph-properties fo:text-align="center" fo:margin-left="0in"/>
    </style:style>
    <style:style style:name="ce6" style:family="table-cell" style:parent-style-name="Excel_20_Built-in_20_Normal">
      <style:table-cell-properties fo:background-color="#88bbd5"/>
    </style:style>
    <style:style style:name="ce7" style:family="table-cell" style:parent-style-name="Excel_20_Built-in_20_Normal">
      <style:table-cell-properties fo:background-color="#ff950e" style:text-align-source="fix" style:repeat-content="false"/>
      <style:paragraph-properties fo:text-align="center" fo:margin-left="0in"/>
    </style:style>
    <style:style style:name="ce8" style:family="table-cell" style:parent-style-name="Excel_20_Built-in_20_Normal">
      <style:table-cell-properties fo:background-color="#ff950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Attribute Name</text:p>
          </table:table-cell>
          <table:table-cell table:style-name="ce1" office:value-type="string">
            <text:p>Content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pk/fk</text:p>
          </table:table-cell>
          <table:table-cell table:style-name="ce1" office:value-type="string">
            <text:p>fk Reference Table</text:p>
          </table:table-cell>
          <table:table-cell table:style-name="ce1"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4">
            <text:p>Student</text:p>
          </table:table-cell>
          <table:table-cell office:value-type="string">
            <text:p>stu_id</text:p>
          </table:table-cell>
          <table:table-cell office:value-type="string">
            <text:p>studen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>
            <text:p>stu_lname</text:p>
          </table:table-cell>
          <table:table-cell office:value-type="string">
            <text:p>student last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>
            <text:p>stu_fname</text:p>
          </table:table-cell>
          <table:table-cell office:value-type="string">
            <text:p>student first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2">
          <table:covered-table-cell table:style-name="ce3"/>
          <table:table-cell office:value-type="string">
            <text:p>stu_notes</text:p>
          </table:table-cell>
          <table:table-cell office:value-type="string">
            <text:p>studen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 office:value-type="string" table:number-columns-spanned="1" table:number-rows-spanned="4">
            <text:p>participant</text:p>
          </table:table-cell>
          <table:table-cell office:value-type="string">
            <text:p>stu_id</text:p>
          </table:table-cell>
          <table:table-cell office:value-type="string">
            <text:p>student id</text:p>
          </table:table-cell>
          <table:table-cell office:value-type="string">
            <text:p>smallint</text:p>
          </table:table-cell>
          <table:table-cell office:value-type="float" office:value="123">
            <text:p>123</text:p>
          </table:table-cell>
          <table:table-cell office:value-type="string">
            <text:p>0-6553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string">
            <text:p>act_id</text:p>
          </table:table-cell>
          <table:table-cell office:value-type="string">
            <text:p>activity id</text:p>
          </table:table-cell>
          <table:table-cell office:value-type="string">
            <text:p>tinyint</text:p>
          </table:table-cell>
          <table:table-cell office:value-type="float" office:value="123">
            <text:p>123</text:p>
          </table:table-cell>
          <table:table-cell office:value-type="string">
            <text:p>0-25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1">
          <table:covered-table-cell table:style-name="ce6"/>
          <table:table-cell office:value-type="string">
            <text:p>par_start_date</text:p>
          </table:table-cell>
          <table:table-cell office:value-type="string">
            <text:p>participant start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/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string">
            <text:p>par_notes</text:p>
          </table:table-cell>
          <table:table-cell office:value-type="string">
            <text:p>participant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7" office:value-type="string" table:number-columns-spanned="1" table:number-rows-spanned="6">
            <text:p>activity</text:p>
          </table:table-cell>
          <table:table-cell office:value-type="string">
            <text:p>act_id</text:p>
          </table:table-cell>
          <table:table-cell office:value-type="string">
            <text:p>activity id</text:p>
          </table:table-cell>
          <table:table-cell office:value-type="string">
            <text:p>tinyint</text:p>
          </table:table-cell>
          <table:table-cell office:value-type="float" office:value="123">
            <text:p>123</text:p>
          </table:table-cell>
          <table:table-cell office:value-type="string">
            <text:p>0-255</text:p>
          </table:table-cell>
          <table:table-cell office:value-type="string">
            <text:p>y</text:p>
          </table:table-cell>
          <table:table-cell office:value-type="string">
            <text:p>pk</text:p>
          </table:table-cell>
          <table:table-cell table:number-columns-repeated="1016"/>
        </table:table-row>
        <table:table-row table:style-name="ro2">
          <table:covered-table-cell table:style-name="ce8"/>
          <table:table-cell office:value-type="string">
            <text:p>act_name</text:p>
          </table:table-cell>
          <table:table-cell office:value-type="string">
            <text:p>activity name</text:p>
          </table:table-cell>
          <table:table-cell office:value-type="string">
            <text:p>varchar(45)</text:p>
          </table:table-cell>
          <table:table-cell office:value-type="string">
            <text:p>abc</text:p>
          </table:table-cell>
          <table:table-cell office:value-type="string">
            <text:p>a-z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covered-table-cell table:style-name="ce8"/>
          <table:table-cell office:value-type="string">
            <text:p>act_cost</text:p>
          </table:table-cell>
          <table:table-cell office:value-type="string">
            <text:p>activity cost</text:p>
          </table:table-cell>
          <table:table-cell office:value-type="string">
            <text:p>Decimal(4,2)</text:p>
          </table:table-cell>
          <table:table-cell office:value-type="float" office:value="999.99">
            <text:p>999.99</text:p>
          </table:table-cell>
          <table:table-cell office:value-type="string">
            <text:p>0-999.99</text:p>
          </table:table-cell>
          <table:table-cell office:value-type="string">
            <text:p>y</text:p>
          </table:table-cell>
          <table:table-cell table:number-columns-repeated="1017"/>
        </table:table-row>
        <table:table-row table:style-name="ro1">
          <table:covered-table-cell table:style-name="ce8"/>
          <table:table-cell office:value-type="string">
            <text:p>act_start_date</text:p>
          </table:table-cell>
          <table:table-cell office:value-type="string">
            <text:p>activity start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1">
          <table:covered-table-cell table:style-name="ce8"/>
          <table:table-cell office:value-type="string">
            <text:p>act_end_date</text:p>
          </table:table-cell>
          <table:table-cell office:value-type="string">
            <text:p>activity end date</text:p>
          </table:table-cell>
          <table:table-cell office:value-type="string">
            <text:p>date</text:p>
          </table:table-cell>
          <table:table-cell office:value-type="string">
            <text:p>YYYY-MM-DD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covered-table-cell table:style-name="ce8"/>
          <table:table-cell office:value-type="string">
            <text:p>act_notes</text:p>
          </table:table-cell>
          <table:table-cell office:value-type="string">
            <text:p>activity notes</text:p>
          </table:table-cell>
          <table:table-cell office:value-type="string">
            <text:p>varchar(255)</text:p>
          </table:table-cell>
          <table:table-cell table:number-columns-repeated="1020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4/29/2014</text:date>, <text:time>13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29T13:48:23</dc:date>
    <dc:creator>Eugene  Steslicki</dc:creator>
    <meta:generator>OpenOffice.org/3.3$Unix OpenOffice.org_project/330m20$Build-9567</meta:generator>
    <meta:document-statistic meta:table-count="1" meta:cell-count="90" meta:object-count="0"/>
  </office:meta>
</office:document-meta>
</file>